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9D0000013EF0706DE0.jpg" manifest:media-type="image/jpeg"/>
  <manifest:file-entry manifest:full-path="Pictures/100000000000019200000192A250D7F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urier" svg:font-family="Courier" style:font-family-generic="modern" style:font-pitch="fixed"/>
    <style:font-face style:name="Arrels" svg:font-family="Arrel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snap-to-layout-grid="false">
        <style:tab-stops>
          <style:tab-stop style:position="57.542cm"/>
        </style:tab-stops>
      </style:paragraph-properties>
      <style:text-properties fo:color="#339966" fo:font-size="4pt" fo:letter-spacing="-0.004cm" fo:font-weight="bold" style:font-size-asian="4pt" style:font-weight-asian="bold" style:font-size-complex="4pt"/>
    </style:style>
    <style:style style:name="P2" style:family="paragraph" style:parent-style-name="Standard">
      <style:paragraph-properties style:snap-to-layout-grid="false"/>
      <style:text-properties fo:color="#339966" style:font-name="Arial" fo:font-size="4pt" fo:letter-spacing="-0.004cm" fo:language="es" fo:country="ES" fo:font-weight="bold" style:font-size-asian="4pt" style:language-asian="es" style:country-asian="ES" style:font-weight-asian="bold" style:font-weight-complex="bold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Header">
      <style:paragraph-properties fo:margin-left="0cm" fo:margin-right="0cm" fo:text-indent="0cm" style:auto-text-indent="false"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P7" style:family="paragraph" style:parent-style-name="Header">
      <style:paragraph-properties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P8" style:family="paragraph" style:parent-style-name="Header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9" style:family="paragraph" style:parent-style-name="Header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P10" style:family="paragraph" style:parent-style-name="Header">
      <style:paragraph-properties fo:text-align="center" style:justify-single-word="false" style:snap-to-layout-grid="false"/>
    </style:style>
    <style:style style:name="P11" style:family="paragraph" style:parent-style-name="Footnote">
      <style:paragraph-properties>
        <style:tab-stops>
          <style:tab-stop style:position="7.5cm" style:type="center"/>
          <style:tab-stop style:position="16.722cm" style:type="right"/>
        </style:tab-stops>
      </style:paragraph-properties>
      <style:text-properties style:font-name="Arrels"/>
    </style:style>
    <style:style style:name="P12" style:family="paragraph" style:parent-style-name="Header">
      <style:paragraph-properties fo:margin-left="0.563cm" fo:margin-right="0cm" fo:text-indent="0cm" style:auto-text-indent="false" style:snap-to-layout-grid="false">
        <style:tab-stops>
          <style:tab-stop style:position="6.937cm" style:type="center"/>
          <style:tab-stop style:position="10.515cm" style:type="right"/>
        </style:tab-stops>
      </style:paragraph-properties>
      <style:text-properties style:font-name="Arial" fo:font-size="8pt" fo:font-weight="bold" style:font-size-asian="8pt" style:font-weight-asian="bold" style:font-name-complex="Arial" style:font-size-complex="8pt"/>
    </style:style>
    <style:style style:name="P13" style:family="paragraph" style:parent-style-name="Text_20_body">
      <style:paragraph-properties fo:line-height="100%" fo:text-align="start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9pt" fo:font-weight="normal" style:font-size-asian="9pt" style:font-weight-asian="normal" style:font-size-complex="9pt" style:font-weight-complex="normal"/>
    </style:style>
    <style:style style:name="P14" style:family="paragraph" style:parent-style-name="Text_20_body">
      <style:paragraph-properties fo:line-height="100%" fo:text-align="justify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9pt" fo:font-weight="normal" style:font-size-asian="9pt" style:font-weight-asian="normal" style:font-size-complex="9pt" style:font-weight-complex="normal"/>
    </style:style>
    <style:style style:name="P15" style:family="paragraph" style:parent-style-name="Text_20_body">
      <style:paragraph-properties fo:line-height="100%" fo:text-align="start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9pt" fo:font-weight="bold" style:font-size-asian="9pt" style:font-weight-asian="bold" style:font-size-complex="9pt" style:font-weight-complex="bold"/>
    </style:style>
    <style:style style:name="P16" style:family="paragraph" style:parent-style-name="Text_20_body">
      <style:paragraph-properties fo:line-height="100%" fo:text-align="start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7" style:family="paragraph" style:parent-style-name="Text_20_body">
      <style:paragraph-properties fo:line-height="100%" fo:text-align="start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18" style:family="paragraph" style:parent-style-name="Text_20_body">
      <style:paragraph-properties fo:line-height="100%" fo:text-align="start" style:justify-single-word="false">
        <style:tab-stops>
          <style:tab-stop style:position="3.069cm"/>
        </style:tab-stops>
      </style:paragraph-properties>
    </style:style>
    <style:style style:name="P19" style:family="paragraph" style:parent-style-name="Text_20_body">
      <style:paragraph-properties fo:line-height="100%" fo:text-align="center" style:justify-single-word="false" fo:background-color="transparent">
        <style:tab-stops>
          <style:tab-stop style:position="3.069cm"/>
        </style:tab-stops>
        <style:background-image/>
      </style:paragraph-properties>
      <style:text-properties fo:font-variant="normal" fo:text-transform="none" style:font-name="Arial" fo:font-weight="bold" style:font-weight-asian="bold" style:font-weight-complex="bold"/>
    </style:style>
    <style:style style:name="P20" style:family="paragraph" style:parent-style-name="Text_20_body" style:master-page-name="Standard">
      <style:paragraph-properties fo:line-height="100%" fo:text-align="center" style:justify-single-word="false" style:page-number="auto" fo:break-before="page" fo:background-color="transparent">
        <style:tab-stops>
          <style:tab-stop style:position="3.069cm"/>
        </style:tab-stops>
        <style:background-image/>
      </style:paragraph-properties>
      <style:text-properties fo:font-variant="normal" fo:text-transform="none" style:font-name="Arial" fo:font-weight="bold" style:font-weight-asian="bold" style:font-weight-complex="bold"/>
    </style:style>
    <style:style style:name="P21" style:family="paragraph" style:parent-style-name="Text_20_body" style:list-style-name="L1">
      <style:paragraph-properties fo:line-height="100%" fo:text-align="justify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9pt" fo:font-weight="normal" style:font-size-asian="9pt" style:font-weight-asian="normal" style:font-size-complex="9pt" style:font-weight-complex="normal"/>
    </style:style>
    <style:style style:name="P22" style:family="paragraph" style:parent-style-name="Text_20_body">
      <style:paragraph-properties fo:line-height="100%" fo:text-align="start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9pt" fo:font-weight="normal" style:font-size-asian="9pt" style:font-weight-asian="normal" style:font-size-complex="9pt" style:font-weight-complex="normal"/>
    </style:style>
    <style:style style:name="P23" style:family="paragraph" style:parent-style-name="Text_20_body">
      <style:paragraph-properties fo:line-height="100%" fo:text-align="start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4" style:family="paragraph" style:parent-style-name="Text_20_body">
      <style:paragraph-properties fo:line-height="100%" fo:text-align="start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9pt" fo:font-weight="bold" style:font-size-asian="9pt" style:font-weight-asian="bold" style:font-size-complex="9pt" style:font-weight-complex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style:font-name="Arial" fo:font-size="8pt" fo:font-weight="bold" style:font-size-asian="8pt" style:font-weight-asian="bold" style:font-name-complex="Arial" style:font-size-complex="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variant="normal" fo:text-transform="none" style:font-name="Arial" fo:font-size="9pt" fo:font-weight="normal" style:font-size-asian="9pt" style:font-weight-asian="normal" style:font-size-complex="9pt" style:font-weight-complex="normal"/>
    </style:style>
    <style:style style:name="T7" style:family="text">
      <style:text-properties fo:font-variant="normal" fo:text-transform="none" style:font-name="Arial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8" style:family="text">
      <style:text-properties fo:font-variant="normal" fo:text-transform="none" style:font-name="Arial" fo:font-size="9pt" fo:font-weight="bold" style:font-size-asian="9pt" style:font-weight-asian="bold" style:font-size-complex="9pt" style:font-weight-complex="bold"/>
    </style:style>
    <style:style style:name="T9" style:family="text">
      <style:text-properties fo:font-variant="normal" fo:text-transform="none"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style:font-name="Courier"/>
    </style:style>
    <style:style style:name="fr1" style:family="graphic" style:parent-style-name="Frame">
      <style:graphic-properties style:wrap="none" style:vertical-pos="top" style:vertical-rel="baseline" style:horizontal-pos="center" style:horizontal-rel="paragraph-content" style:flow-with-text="true"/>
    </style:style>
    <style:style style:name="fr2" style:family="graphic" style:parent-style-name="Graphics">
      <style:graphic-properties fo:margin-left="0cm" fo:margin-right="0cm" style:vertical-pos="top" style:vertical-rel="baseline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Segon examen M7 UF1: “Configuració de la xarxa: DNS”.</text:p>
      <text:p text:style-name="P19">Total punts: <text:s/>/ 60 punts</text:p>
      <text:p text:style-name="P19">Nota: <text:line-break/></text:p>
      <text:p text:style-name="P13"><text:span text:style-name="T4">Exercici 1.</text:span> Explica, amb les teves paraules, per què serveix el protocol DNS <text:span text:style-name="T5">(1 punt).</text:span></text:p>
      <text:p text:style-name="P15"/>
      <text:p text:style-name="P15"/>
      <text:p text:style-name="P15"/>
      <text:p text:style-name="P15"/>
      <text:p text:style-name="P13"><text:span text:style-name="T4">Exercici 2. </text:span><text:span text:style-name="T10">Quin port fa servir el protocol DNS ? </text:span><text:span text:style-name="T5">(1 punt).</text:span></text:p>
      <text:p text:style-name="P16"/>
      <text:p text:style-name="P13"><text:span text:style-name="T11">Exercici 3</text:span><text:span text:style-name="T10">. Quin és el protocol amb el qual un ordinador aconsegueix resoldre quin ordinador és el que té assignada una adreça de xarxa ? </text:span><text:span text:style-name="T5">(1 punt).</text:span></text:p>
      <text:p text:style-name="P16"/>
      <text:p text:style-name="P13"><text:span text:style-name="T11">Exercici 4</text:span><text:span text:style-name="T10">. Quin era el mètode que s'utilitzava “abans” que hi hagués el sistema DNS ? Com funcionava ? </text:span><text:span text:style-name="T5">(2 punt).</text:span></text:p>
      <text:p text:style-name="P15"/>
      <text:p text:style-name="P15"/>
      <text:p text:style-name="P15"/>
      <text:p text:style-name="P13"><text:span text:style-name="T4">Exercici 5.</text:span> A la teva màquina GNU/Linux: Quin servidor de DNS estàs fent servir ? Com ho has sabut ? <text:span text:style-name="T5">(1 punt).</text:span></text:p>
      <text:p text:style-name="P13"/>
      <text:p text:style-name="P13"/>
      <text:p text:style-name="P13"/>
      <text:p text:style-name="P13"><text:span text:style-name="T4">Exercici 6</text:span>. Tramet una captura de pantalla en el Moodle on es vegi un programa que estigui “capturant” paquets de tipus DNS fent consultes al servidor de DNS ubicat a l'adreça de xarxa 194.179.1.100 <text:span text:style-name="T5">(3 punts).</text:span></text:p>
      <text:p text:style-name="P13"/>
      <text:p text:style-name="P13"><text:span text:style-name="T4">Exercici 7</text:span>. Què significa que un servidor de DNS actuï solament de caché ? Per què podria <text:s/>ser útil ? <text:span text:style-name="T5">(1 punts).</text:span></text:p>
      <text:p text:style-name="P13"/>
      <text:p text:style-name="P13"/>
      <text:p text:style-name="P13"/>
      <text:p text:style-name="P13"/>
      <text:p text:style-name="P16"><text:span text:style-name="T4">Exercici 8.</text:span> Un sol servidor “named”, pot gestionar zones de diferents dominis ? Raona la teva resposta <text:span text:style-name="T5">(1 punt).</text:span></text:p>
      <text:p text:style-name="P17"/>
      <text:p text:style-name="P17"/>
      <text:p text:style-name="P17"/>
      <text:p text:style-name="P17"/>
      <text:p text:style-name="P16"><text:span text:style-name="T4">Exercici 9</text:span>. Què significa que una resposta de DNS sigui “no autoritativa” ? <text:span text:style-name="T5">(2 punts)</text:span></text:p>
      <text:p text:style-name="P16"><text:span text:style-name="T5"/></text:p>
      <text:p text:style-name="P16"><text:span text:style-name="T5"/></text:p>
      <text:p text:style-name="P13"/>
      <text:p text:style-name="P13"><text:span text:style-name="T4">Exercicici 10</text:span>. Per què serveixen els registres de tipus AAAA ? <text:span text:style-name="T5">(1 punt)</text:span></text:p>
      <text:p text:style-name="P13"><text:span text:style-name="T5"/></text:p>
      <text:p text:style-name="P13"/>
      <text:p text:style-name="P14"><text:soft-page-break/><text:span text:style-name="T4">Exercici 11</text:span>. El nostre client web vol resoldre l'adreça “<text:span text:style-name="T12">www.tresdenovembre.cat</text:span>” però ell no sap qui és, així que ho demana al seu servidor de DNS, que tampoc no ho sap i, per tant, torna a demanar-ho, però resulta que aquest altre servidor de DNS tampoc no ho sap i, així, de manera indefinida. Quan s'acabaria aquest procés ? <text:span text:style-name="T5">(2 punt)</text:span></text:p>
      <text:p text:style-name="P13"/>
      <text:p text:style-name="P13"/>
      <text:p text:style-name="P13"/>
      <text:p text:style-name="P13"/>
      <text:p text:style-name="P14"><text:span text:style-name="T4">Exercici 12</text:span>. Respon a les preguntes relatives a registres DNS següents:</text:p>
      <text:p text:style-name="P14"/>
      <text:list xml:id="list15812263232" text:style-name="L1">
        <text:list-item>
          <text:p text:style-name="P21">El domini <text:a xlink:type="simple" xlink:href="http://www.chesscube.org/">www.chesscube.org</text:a> és un àlias de.... qui ? Com ho has sabut ? <text:span text:style-name="T5">(4 punts)</text:span></text:p>
        </text:list-item>
      </text:list>
      <text:p text:style-name="P14"/>
      <text:p text:style-name="P14"/>
      <text:list xml:id="list441026214" text:continue-numbering="true" text:style-name="L1">
        <text:list-item>
          <text:p text:style-name="P21">Qui gestiona el correu del domini guifi.net ? Com ho has sabut ? <text:span text:style-name="T5">(4 punts)</text:span></text:p>
        </text:list-item>
      </text:list>
      <text:p text:style-name="P14"/>
      <text:p text:style-name="P14"/>
      <text:p text:style-name="P14"/>
      <text:list xml:id="list65857357" text:continue-numbering="true" text:style-name="L1">
        <text:list-item>
          <text:p text:style-name="P21">Qui gestiona les zones del domini guifi.net ? Com ho has sabut ? <text:span text:style-name="T5">(4 punts)</text:span></text:p>
        </text:list-item>
      </text:list>
      <text:p text:style-name="P14"/>
      <text:p text:style-name="P14"/>
      <text:p text:style-name="P14"/>
      <text:list xml:id="list515935604" text:continue-numbering="true" text:style-name="L1">
        <text:list-item>
          <text:p text:style-name="P21">Qui gestiona els dominis .jp ? Com ho has sabut ? <text:span text:style-name="T5">(4 punts)</text:span></text:p>
        </text:list-item>
      </text:list>
      <text:p text:style-name="P14"/>
      <text:p text:style-name="P14"/>
      <text:p text:style-name="P14"/>
      <text:list xml:id="list1155317601" text:continue-numbering="true" text:style-name="L1">
        <text:list-item>
          <text:p text:style-name="P21">Amb quina comanda puc consultar la ip del domini <text:a xlink:type="simple" xlink:href="http://www.chesscube.org/">www.chesscube.org</text:a> obtenint una resposta “autoritativa” ? <text:span text:style-name="T5">(4 punts)</text:span></text:p>
        </text:list-item>
      </text:list>
      <text:p text:style-name="P17"/>
      <text:p text:style-name="P17"/>
      <text:p text:style-name="P17"/>
      <text:p text:style-name="P16"><text:span text:style-name="T4">Exercici 13.</text:span> Tramet una captura de pantalla al Moodle on es vegi una eina que et llisti tots els servidors arrel de DNS existents <text:span text:style-name="T5">(4 punts)</text:span></text:p>
      <text:p text:style-name="P17"/>
      <text:p text:style-name="P13"/>
      <text:p text:style-name="P18"><text:span text:style-name="T8">Exercici 14</text:span><text:span text:style-name="T6">. </text:span><text:span text:style-name="T9">Configura el teu servidor de DNS per tal que gestioni el domini escolessolsones.cat, amb la informació següent </text:span><text:span text:style-name="T7">(8 + 2 punts).</text:span></text:p>
      <text:p text:style-name="P16"/>
      <text:p text:style-name="P18"><text:a xlink:type="simple" xlink:href="http://www.escolessolsones.cat/"><text:span text:style-name="T9">www.escolessolsones.cat</text:span></text:a><text:span text:style-name="T9"> és un àlias de intranet.escolessolsones.cat</text:span></text:p>
      <text:p text:style-name="P16">intranet.escolessolsones.cat respon a l'adreça 67.67.67.67</text:p>
      <text:p text:style-name="P16">El correu @escolessolsones.cat el gestionen els servidors de correu mail.escolessolsones.cat i correu.escolessolsones.cat , que responen a les adreces 78.78.78.78 i 88.88.88.88 respectivament.</text:p>
      <text:p text:style-name="P16"/>
      <text:p text:style-name="P17">Avisa al professor que ho tinguis fet i demostra que funciona emprant un client de DNS</text:p>
      <text:p text:style-name="P13"/>
      <text:p text:style-name="P13"/>
      <text:p text:style-name="P13"/>
      <text:p text:style-name="P13"><text:soft-page-break/><text:span text:style-name="T4">Exercici 15</text:span>. Implementa, amb el Packet Tracer la xarxa següent (<text:span text:style-name="T5">10 punts</text:span>)</text:p>
      <text:p text:style-name="P13"/>
      <text:p text:style-name="P13">4 ordinadors clients connectats a un switch. Un servidor que actuï de servidor de DHCP i de servidor DNS.</text:p>
      <text:p text:style-name="P13">Com a servidor de DNS aquest NO gestiona cap zona, però sap qui son els servidors de DNS de les extensions .cat, .es i .uk.</text:p>
      <text:p text:style-name="P13">Aquests, al seu torn, coneixen respectivament, els servidors de DNS que gestionen els dominis següents:</text:p>
      <text:p text:style-name="P13">escola.cat</text:p>
      <text:p text:style-name="P13">escuela.es</text:p>
      <text:p text:style-name="P13">school.uk</text:p>
      <text:p text:style-name="P13"/>
      <text:p text:style-name="P13">I, aquests, al seu torn, tenen la informació següent:</text:p>
      <text:p text:style-name="P13"/>
      <text:p text:style-name="P13"><text:a xlink:type="simple" xlink:href="http://www.escola.cat/">www.escola.cat</text:a> és un alias de intranet.escola.cat , que respon a l'adreça 78.78.78.78</text:p>
      <text:p text:style-name="P13"><text:a xlink:type="simple" xlink:href="http://www.escuela.cat/">www.escuela.</text:a>es és un alias de intranet.escuela.es, que respon a l'adreça 88.88.88.88</text:p>
      <text:p text:style-name="P13"><text:a xlink:type="simple" xlink:href="http://www.school.uk/">www.school.uk</text:a> és un àlias de intranet.school.uk, que respon a l'adreça 98.98.98.98.</text:p>
      <text:p text:style-name="P17"/>
      <text:p text:style-name="P17">Tramet al Moodle el fitxer que hagis genera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urier" svg:font-family="Courier" style:font-family-generic="modern" style:font-pitch="fixed"/>
    <style:font-face style:name="Arrels" svg:font-family="Arrel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Arial Unicode MS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style:writing-mode="lr-tb"/>
      <style:text-properties style:use-window-font-color="true" style:font-name="Arial1" fo:font-size="11pt" fo:language="ca" fo:country="ES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2" fo:language="ca" fo:country="ES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style:page-number="auto" fo:background-color="transparent" style:shadow="none" fo:keep-with-next="always">
        <style:tab-stops/>
        <style:background-image/>
      </style:paragraph-properties>
      <style:text-properties style:font-name="Arial" fo:text-shadow="1pt 1pt" style:text-underline-style="solid" style:text-underline-width="auto" style:text-underline-color="font-color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name="Arial" fo:language="ca" fo:country="ES" fo:font-weight="bold" style:font-weight-asian="bold" style:font-name-complex="Arial" style:font-size-complex="11pt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/>
      <style:text-properties fo:text-transform="uppercase" fo:font-size="10pt" fo:font-weight="bold" style:font-size-asian="10pt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423cm" fo:margin-right="0cm" fo:margin-top="0cm" fo:margin-bottom="0cm" style:contextual-spacing="false" fo:text-indent="0cm" style:auto-text-indent="false"/>
      <style:text-properties fo:font-variant="small-caps" fo:font-size="10pt" style:font-size-asian="10pt"/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style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style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style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oa" style:family="paragraph" style:parent-style-name="Standard">
      <style:paragraph-properties fo:text-align="justify" style:justify-single-word="false" fo:orphans="0" fo:widows="0" fo:hyphenation-ladder-count="no-limit">
        <style:tab-stops>
          <style:tab-stop style:position="15.875cm"/>
          <style:tab-stop style:position="16.51cm" style:type="right"/>
        </style:tab-stops>
      </style:paragraph-properties>
      <style:text-properties style:font-name="Arial" fo:font-size="12pt" fo:language="en" fo:country="US" style:font-size-asian="12pt" fo:hyphenate="false" fo:hyphenation-remain-char-count="2" fo:hyphenation-push-char-count="2"/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WW8Num3z0" style:family="text">
      <style:text-properties fo:color="#000000" style:font-name="Wingdings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5z0" style:family="text">
      <style:text-properties fo:color="#000000" style:font-name="Symbol"/>
    </style:style>
    <style:style style:name="WW8Num8z0" style:family="text">
      <style:text-properties fo:color="#000000" style:font-name="Symbol"/>
    </style:style>
    <style:style style:name="WW8Num8z1" style:family="text">
      <style:text-properties fo:color="#000000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8z4" style:family="text">
      <style:text-properties style:font-name="Courier New" style:font-name-complex="Courier New"/>
    </style:style>
    <style:style style:name="WW8Num11z0" style:family="text">
      <style:text-properties fo:color="#000000" style:font-name="Wingdings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15z0" style:family="text">
      <style:text-properties fo:color="#000000"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1" style:family="text">
      <style:text-properties fo:color="#000000" style:font-name="Symbol"/>
    </style:style>
    <style:style style:name="WW8Num18z0" style:family="text">
      <style:text-properties fo:color="#000000"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8z3" style:family="text">
      <style:text-properties style:font-name="Symbol"/>
    </style:style>
    <style:style style:name="WW8NumSt2z0" style:family="text">
      <style:text-properties style:font-name="Symbol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-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4cm"/>
        <style:text-properties style:font-name="Symbol"/>
      </text:list-level-style-bullet>
      <text:list-level-style-bullet text:level="2" text:style-name="WW8Num5z0" text:bullet-char="">
        <style:list-level-properties text:space-before="1.905cm" text:min-label-width="0.4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.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space-before="0.635cm" text:min-label-width="0.4cm"/>
        <style:text-properties style:font-name="Symbol"/>
      </text:list-level-style-bullet>
      <text:list-level-style-number text:level="2" text:style-name="WW8Num8z1" style:num-suffix="." style:num-format="1">
        <style:list-level-properties text:space-before="2.54cm" text:min-label-width="0.635cm"/>
      </text:list-level-style-number>
      <text:list-level-style-bullet text:level="3" text:style-name="WW8Num8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8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8z4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8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8z4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-" style:num-format="1">
        <style:list-level-properties text:min-label-width="0.3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">
        <style:list-level-properties text:min-label-width="0.635cm"/>
        <style:text-properties style:font-name="Wingdings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style:num-suffix=".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text:bullet-char="">
        <style:list-level-properties text:min-label-width="0.4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min-label-width="0.635cm"/>
      </text:list-level-style-number>
      <text:list-level-style-bullet text:level="2" text:style-name="WW8Num16z1" text:bullet-char="">
        <style:list-level-properties text:space-before="1.27cm" text:min-label-width="0.4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min-label-width="0.4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number text:level="1" style:num-suffix=".-" style:num-format="1" text:start-value="2">
        <style:list-level-properties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2" style:family="table">
      <style:table-properties style:width="17.013cm" fo:margin-left="0cm" fo:margin-right="-0.012cm" table:align="margins" style:writing-mode="lr-tb"/>
    </style:style>
    <style:style style:name="Taula2.A" style:family="table-column">
      <style:table-column-properties style:column-width="3.969cm" style:rel-column-width="15288*"/>
    </style:style>
    <style:style style:name="Taula2.B" style:family="table-column">
      <style:table-column-properties style:column-width="11.525cm" style:rel-column-width="44396*"/>
    </style:style>
    <style:style style:name="Taula2.C" style:family="table-column">
      <style:table-column-properties style:column-width="1.519cm" style:rel-column-width="5851*"/>
    </style:style>
    <style:style style:name="Taula2.1" style:family="table-row">
      <style:table-row-properties style:min-row-height="2.143cm"/>
    </style:style>
    <style:style style:name="Taula2.A1" style:family="table-cell">
      <style:table-cell-properties style:vertical-align="middle" fo:background-color="#e6e6e6" style:border-line-width-left="0.039cm 0.039cm 0.039cm" style:border-line-width-top="0.039cm 0.039cm 0.039cm" style:border-line-width-bottom="0.039cm 0.039cm 0.039cm" fo:padding-left="0.123cm" fo:padding-right="0.123cm" fo:padding-top="0cm" fo:padding-bottom="0cm" fo:border-left="1.1pt double #000000" fo:border-right="none" fo:border-top="1.1pt double #000000" fo:border-bottom="1.1pt double #000000" style:writing-mode="lr-tb">
        <style:background-image/>
      </style:table-cell-properties>
    </style:style>
    <style:style style:name="Taula2.B1" style:family="table-cell">
      <style:table-cell-properties style:vertical-align="middle" fo:background-color="#e6e6e6" style:border-line-width-top="0.039cm 0.039cm 0.039cm" style:border-line-width-bottom="0.039cm 0.039cm 0.039cm" fo:padding-left="0.123cm" fo:padding-right="0.123cm" fo:padding-top="0cm" fo:padding-bottom="0cm" fo:border-left="0.5pt solid #000000" fo:border-right="none" fo:border-top="1.1pt double #000000" fo:border-bottom="1.1pt double #000000" style:writing-mode="lr-tb">
        <style:background-image/>
      </style:table-cell-properties>
    </style:style>
    <style:style style:name="Taula3" style:family="table">
      <style:table-properties style:width="8.493cm" fo:margin-left="0cm" fo:margin-right="0.018cm" table:align="margins" style:writing-mode="lr-tb"/>
    </style:style>
    <style:style style:name="Taula3.A" style:family="table-column">
      <style:table-column-properties style:column-width="3.983cm" style:rel-column-width="30732*"/>
    </style:style>
    <style:style style:name="Taula3.B" style:family="table-column">
      <style:table-column-properties style:column-width="2.42cm" style:rel-column-width="18673*"/>
    </style:style>
    <style:style style:name="Taula3.C" style:family="table-column">
      <style:table-column-properties style:column-width="2.09cm" style:rel-column-width="16130*"/>
    </style:style>
    <style:style style:name="Taula3.1" style:family="table-row">
      <style:table-row-properties style:min-row-height="0.651cm" fo:keep-together="auto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C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3.C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2.C1.1" style:family="table-row">
      <style:table-row-properties style:min-row-height="1.071cm"/>
    </style:style>
    <style:style style:name="Taula2.C1.1.1" style:family="table-cell">
      <style:table-cell-properties style:vertical-align="middle" fo:background-color="#e6e6e6" style:border-line-width-right="0.039cm 0.039cm 0.039cm" style:border-line-width-top="0.039cm 0.039cm 0.039cm" fo:padding-left="0.123cm" fo:padding-right="0.123cm" fo:padding-top="0cm" fo:padding-bottom="0cm" fo:border-left="0.5pt solid #000000" fo:border-right="1.1pt double #000000" fo:border-top="1.1pt double #000000" fo:border-bottom="0.5pt solid #000000" style:writing-mode="lr-tb">
        <style:background-image/>
      </style:table-cell-properties>
    </style:style>
    <style:style style:name="Taula2.C1.2" style:family="table-row">
      <style:table-row-properties style:min-row-height="1.065cm"/>
    </style:style>
    <style:style style:name="Taula2.C1.1.2" style:family="table-cell">
      <style:table-cell-properties style:vertical-align="middle" fo:background-color="#e6e6e6" style:border-line-width-right="0.039cm 0.039cm 0.039cm" style:border-line-width-bottom="0.039cm 0.039cm 0.039cm" fo:padding-left="0.123cm" fo:padding-right="0.123cm" fo:padding-top="0cm" fo:padding-bottom="0cm" fo:border-left="0.5pt solid #000000" fo:border-right="1.1pt double #000000" fo:border-top="none" fo:border-bottom="1.1pt double #000000" style:writing-mode="lr-tb">
        <style:background-image/>
      </style:table-cell-properties>
    </style:style>
    <style:style style:name="Table29" style:family="table">
      <style:table-properties style:width="24.306cm" fo:margin-left="0.224cm" table:align="left" style:writing-mode="lr-tb"/>
    </style:style>
    <style:style style:name="Table29.A" style:family="table-column">
      <style:table-column-properties style:column-width="2.785cm"/>
    </style:style>
    <style:style style:name="Table29.B" style:family="table-column">
      <style:table-column-properties style:column-width="19.719cm"/>
    </style:style>
    <style:style style:name="Table29.C" style:family="table-column">
      <style:table-column-properties style:column-width="1.803cm"/>
    </style:style>
    <style:style style:name="Table29.1" style:family="table-row">
      <style:table-row-properties fo:keep-together="always"/>
    </style:style>
    <style:style style:name="Table29.A1" style:family="table-cell">
      <style:table-cell-properties style:vertical-align="middle" style:border-line-width-left="0.039cm 0.039cm 0.039cm" style:border-line-width-top="0.039cm 0.039cm 0.039cm" style:border-line-width-bottom="0.039cm 0.039cm 0.039cm" fo:padding-left="0.123cm" fo:padding-right="0.123cm" fo:padding-top="0cm" fo:padding-bottom="0cm" fo:border-left="1.1pt double #000000" fo:border-right="none" fo:border-top="1.1pt double #000000" fo:border-bottom="1.1pt double #000000" style:writing-mode="lr-tb"/>
    </style:style>
    <style:style style:name="Table29.B1" style:family="table-cell">
      <style:table-cell-properties style:vertical-align="middle" style:border-line-width-top="0.039cm 0.039cm 0.039cm" style:border-line-width-bottom="0.039cm 0.039cm 0.039cm" fo:padding-left="0.123cm" fo:padding-right="0.123cm" fo:padding-top="0cm" fo:padding-bottom="0cm" fo:border-left="0.5pt solid #000000" fo:border-right="none" fo:border-top="1.1pt double #000000" fo:border-bottom="1.1pt double #000000" style:writing-mode="lr-tb"/>
    </style:style>
    <style:style style:name="Table29.C1.1" style:family="table-row">
      <style:table-row-properties style:min-row-height="1.078cm" fo:keep-together="always"/>
    </style:style>
    <style:style style:name="Table29.C1.1.1" style:family="table-cell">
      <style:table-cell-properties style:vertical-align="middle" style:border-line-width-right="0.039cm 0.039cm 0.039cm" style:border-line-width-top="0.039cm 0.039cm 0.039cm" fo:padding-left="0.123cm" fo:padding-right="0.123cm" fo:padding-top="0cm" fo:padding-bottom="0cm" fo:border-left="0.5pt solid #000000" fo:border-right="1.1pt double #000000" fo:border-top="1.1pt double #000000" fo:border-bottom="0.5pt solid #000000" style:writing-mode="lr-tb"/>
    </style:style>
    <style:style style:name="Table29.C1.2" style:family="table-row">
      <style:table-row-properties style:min-row-height="1.109cm" fo:keep-together="always"/>
    </style:style>
    <style:style style:name="Table29.C1.1.2" style:family="table-cell">
      <style:table-cell-properties style:vertical-align="middle" style:border-line-width-right="0.039cm 0.039cm 0.039cm" style:border-line-width-bottom="0.039cm 0.039cm 0.039cm" fo:padding-left="0.123cm" fo:padding-right="0.123cm" fo:padding-top="0cm" fo:padding-bottom="0cm" fo:border-left="0.5pt solid #000000" fo:border-right="1.1pt double #000000" fo:border-top="none" fo:border-bottom="1.1pt double #000000" style:writing-mode="lr-tb"/>
    </style:style>
    <style:style style:name="Table28" style:family="table">
      <style:table-properties style:width="24.306cm" fo:margin-left="0.224cm" table:align="left" style:writing-mode="lr-tb"/>
    </style:style>
    <style:style style:name="Table28.A" style:family="table-column">
      <style:table-column-properties style:column-width="0.699cm"/>
    </style:style>
    <style:style style:name="Table28.B" style:family="table-column">
      <style:table-column-properties style:column-width="21.805cm"/>
    </style:style>
    <style:style style:name="Table28.C" style:family="table-column">
      <style:table-column-properties style:column-width="1.803cm"/>
    </style:style>
    <style:style style:name="Table28.1" style:family="table-row">
      <style:table-row-properties style:min-row-height="0.688cm" fo:keep-together="always"/>
    </style:style>
    <style:style style:name="Table28.A1" style:family="table-cell">
      <style:table-cell-properties style:vertical-align="middle" style:border-line-width-left="0.039cm 0.039cm 0.039cm" style:border-line-width-top="0.039cm 0.039cm 0.039cm" style:border-line-width-bottom="0.039cm 0.039cm 0.039cm" fo:padding-left="0.123cm" fo:padding-right="0.123cm" fo:padding-top="0cm" fo:padding-bottom="0cm" fo:border-left="1.1pt double #000000" fo:border-right="none" fo:border-top="1.1pt double #000000" fo:border-bottom="1.1pt double #000000" style:writing-mode="lr-tb"/>
    </style:style>
    <style:style style:name="Table28.B1" style:family="table-cell">
      <style:table-cell-properties style:vertical-align="middle" style:border-line-width-top="0.039cm 0.039cm 0.039cm" style:border-line-width-bottom="0.039cm 0.039cm 0.039cm" fo:padding-left="0.123cm" fo:padding-right="0.123cm" fo:padding-top="0cm" fo:padding-bottom="0cm" fo:border-left="0.5pt solid #000000" fo:border-right="none" fo:border-top="1.1pt double #000000" fo:border-bottom="1.1pt double #000000" style:writing-mode="lr-tb"/>
    </style:style>
    <style:style style:name="Table28.C1" style:family="table-cell">
      <style:table-cell-properties style:vertical-align="middle" style:border-line-width-right="0.039cm 0.039cm 0.039cm" style:border-line-width-top="0.039cm 0.039cm 0.039cm" style:border-line-width-bottom="0.039cm 0.039cm 0.039cm" fo:padding-left="0.123cm" fo:padding-right="0.123cm" fo:padding-top="0cm" fo:padding-bottom="0cm" fo:border-left="0.5pt solid #000000" fo:border-right="1.1pt double #000000" fo:border-top="1.1pt double #000000" fo:border-bottom="1.1pt double #000000" style:writing-mode="lr-tb"/>
    </style:style>
    <style:style style:name="Table31" style:family="table">
      <style:table-properties style:width="16.556cm" fo:margin-left="0.224cm" table:align="left" style:writing-mode="lr-tb"/>
    </style:style>
    <style:style style:name="Table31.A" style:family="table-column">
      <style:table-column-properties style:column-width="2.785cm"/>
    </style:style>
    <style:style style:name="Table31.B" style:family="table-column">
      <style:table-column-properties style:column-width="12.217cm"/>
    </style:style>
    <style:style style:name="Table31.C" style:family="table-column">
      <style:table-column-properties style:column-width="1.554cm"/>
    </style:style>
    <style:style style:name="Table31.1" style:family="table-row">
      <style:table-row-properties fo:keep-together="always"/>
    </style:style>
    <style:style style:name="Table31.A1" style:family="table-cell">
      <style:table-cell-properties style:vertical-align="middle" style:border-line-width-left="0.039cm 0.039cm 0.039cm" style:border-line-width-top="0.039cm 0.039cm 0.039cm" style:border-line-width-bottom="0.039cm 0.039cm 0.039cm" fo:padding-left="0.123cm" fo:padding-right="0.123cm" fo:padding-top="0cm" fo:padding-bottom="0cm" fo:border-left="1.1pt double #000000" fo:border-right="none" fo:border-top="1.1pt double #000000" fo:border-bottom="1.1pt double #000000" style:writing-mode="lr-tb"/>
    </style:style>
    <style:style style:name="Table31.B1" style:family="table-cell">
      <style:table-cell-properties style:vertical-align="middle" style:border-line-width-top="0.039cm 0.039cm 0.039cm" style:border-line-width-bottom="0.039cm 0.039cm 0.039cm" fo:padding-left="0.123cm" fo:padding-right="0.123cm" fo:padding-top="0cm" fo:padding-bottom="0cm" fo:border-left="0.5pt solid #000000" fo:border-right="none" fo:border-top="1.1pt double #000000" fo:border-bottom="1.1pt double #000000" style:writing-mode="lr-tb"/>
    </style:style>
    <style:style style:name="Table31.C1.1" style:family="table-row">
      <style:table-row-properties style:min-row-height="1.078cm" fo:keep-together="always"/>
    </style:style>
    <style:style style:name="Table31.C1.1.1" style:family="table-cell">
      <style:table-cell-properties style:vertical-align="middle" style:border-line-width-right="0.039cm 0.039cm 0.039cm" style:border-line-width-top="0.039cm 0.039cm 0.039cm" fo:padding-left="0.123cm" fo:padding-right="0.123cm" fo:padding-top="0cm" fo:padding-bottom="0cm" fo:border-left="0.5pt solid #000000" fo:border-right="1.1pt double #000000" fo:border-top="1.1pt double #000000" fo:border-bottom="0.5pt solid #000000" style:writing-mode="lr-tb"/>
    </style:style>
    <style:style style:name="Table31.C1.2" style:family="table-row">
      <style:table-row-properties style:min-row-height="1.109cm" fo:keep-together="always"/>
    </style:style>
    <style:style style:name="Table31.C1.1.2" style:family="table-cell">
      <style:table-cell-properties style:vertical-align="middle" style:border-line-width-right="0.039cm 0.039cm 0.039cm" style:border-line-width-bottom="0.039cm 0.039cm 0.039cm" fo:padding-left="0.123cm" fo:padding-right="0.123cm" fo:padding-top="0cm" fo:padding-bottom="0cm" fo:border-left="0.5pt solid #000000" fo:border-right="1.1pt double #000000" fo:border-top="none" fo:border-bottom="1.1pt double #000000" style:writing-mode="lr-tb"/>
    </style:style>
    <style:style style:name="Table30" style:family="table">
      <style:table-properties style:width="16.556cm" fo:margin-left="0.224cm" table:align="left" style:writing-mode="lr-tb"/>
    </style:style>
    <style:style style:name="Table30.A" style:family="table-column">
      <style:table-column-properties style:column-width="0.699cm"/>
    </style:style>
    <style:style style:name="Table30.B" style:family="table-column">
      <style:table-column-properties style:column-width="13.804cm"/>
    </style:style>
    <style:style style:name="Table30.C" style:family="table-column">
      <style:table-column-properties style:column-width="2.053cm"/>
    </style:style>
    <style:style style:name="Table30.1" style:family="table-row">
      <style:table-row-properties style:min-row-height="0.688cm" fo:keep-together="always"/>
    </style:style>
    <style:style style:name="Table30.A1" style:family="table-cell">
      <style:table-cell-properties style:vertical-align="middle" style:border-line-width-left="0.039cm 0.039cm 0.039cm" style:border-line-width-top="0.039cm 0.039cm 0.039cm" style:border-line-width-bottom="0.039cm 0.039cm 0.039cm" fo:padding-left="0.123cm" fo:padding-right="0.123cm" fo:padding-top="0cm" fo:padding-bottom="0cm" fo:border-left="1.1pt double #000000" fo:border-right="none" fo:border-top="1.1pt double #000000" fo:border-bottom="1.1pt double #000000" style:writing-mode="lr-tb"/>
    </style:style>
    <style:style style:name="Table30.B1" style:family="table-cell">
      <style:table-cell-properties style:vertical-align="middle" style:border-line-width-top="0.039cm 0.039cm 0.039cm" style:border-line-width-bottom="0.039cm 0.039cm 0.039cm" fo:padding-left="0.123cm" fo:padding-right="0.123cm" fo:padding-top="0cm" fo:padding-bottom="0cm" fo:border-left="0.5pt solid #000000" fo:border-right="none" fo:border-top="1.1pt double #000000" fo:border-bottom="1.1pt double #000000" style:writing-mode="lr-tb"/>
    </style:style>
    <style:style style:name="Table30.C1" style:family="table-cell">
      <style:table-cell-properties style:vertical-align="middle" style:border-line-width-right="0.039cm 0.039cm 0.039cm" style:border-line-width-top="0.039cm 0.039cm 0.039cm" style:border-line-width-bottom="0.039cm 0.039cm 0.039cm" fo:padding-left="0.123cm" fo:padding-right="0.123cm" fo:padding-top="0cm" fo:padding-bottom="0cm" fo:border-left="0.5pt solid #000000" fo:border-right="1.1pt double #000000" fo:border-top="1.1pt double #000000" fo:border-bottom="1.1pt double #000000" style:writing-mode="lr-tb"/>
    </style:style>
    <style:style style:name="MP1" style:family="paragraph" style:parent-style-name="Standard">
      <style:paragraph-properties fo:text-align="center" style:justify-single-word="false" style:snap-to-layout-grid="false">
        <style:tab-stops>
          <style:tab-stop style:position="57.542cm"/>
        </style:tab-stops>
      </style:paragraph-properties>
      <style:text-properties fo:color="#339966" fo:font-size="4pt" fo:letter-spacing="-0.004cm" fo:font-weight="bold" style:font-size-asian="4pt" style:font-weight-asian="bold" style:font-size-complex="4pt"/>
    </style:style>
    <style:style style:name="MP2" style:family="paragraph" style:parent-style-name="Header">
      <style:paragraph-properties fo:margin-left="0cm" fo:margin-right="0cm" fo:text-indent="0cm" style:auto-text-indent="false"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MP3" style:family="paragraph" style:parent-style-name="Header">
      <style:paragraph-properties fo:text-align="center" style:justify-single-word="false"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MP4" style:family="paragraph" style:parent-style-name="Header">
      <style:paragraph-properties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MP5" style:family="paragraph" style:parent-style-name="Header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MP7" style:family="paragraph" style:parent-style-name="Standard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MP8" style:family="paragraph" style:parent-style-name="Standard">
      <style:paragraph-properties fo:text-align="start" style:justify-single-word="false"/>
    </style:style>
    <style:style style:name="MP9" style:family="paragraph" style:parent-style-name="Footnote">
      <style:paragraph-properties>
        <style:tab-stops>
          <style:tab-stop style:position="7.5cm" style:type="center"/>
          <style:tab-stop style:position="16.722cm" style:type="right"/>
        </style:tab-stops>
      </style:paragraph-properties>
      <style:text-properties style:font-name="Arrels"/>
    </style:style>
    <style:style style:name="MP10" style:family="paragraph" style:parent-style-name="Standard">
      <style:paragraph-properties style:snap-to-layout-grid="false"/>
      <style:text-properties fo:color="#339966" style:font-name="Arial" fo:font-size="4pt" fo:letter-spacing="-0.004cm" fo:language="es" fo:country="ES" fo:font-weight="bold" style:font-size-asian="4pt" style:language-asian="es" style:country-asian="ES" style:font-weight-asian="bold" style:font-weight-complex="bold"/>
    </style:style>
    <style:style style:name="MP11" style:family="paragraph" style:parent-style-name="Header">
      <style:paragraph-properties fo:margin-left="0.563cm" fo:margin-right="0cm" fo:text-indent="0cm" style:auto-text-indent="false" style:snap-to-layout-grid="false">
        <style:tab-stops>
          <style:tab-stop style:position="6.937cm" style:type="center"/>
          <style:tab-stop style:position="10.515cm" style:type="right"/>
        </style:tab-stops>
      </style:paragraph-properties>
      <style:text-properties style:font-name="Arial" fo:font-size="8pt" fo:font-weight="bold" style:font-size-asian="8pt" style:font-weight-asian="bold" style:font-name-complex="Arial" style:font-size-complex="8pt"/>
    </style:style>
    <style:style style:name="MP12" style:family="paragraph" style:parent-style-name="Header">
      <style:paragraph-properties fo:text-align="center" style:justify-single-word="false" style:snap-to-layout-grid="false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style:font-name="Arial" fo:font-size="8pt" style:font-size-asian="8pt" style:font-size-complex="8pt"/>
    </style:style>
    <style:style style:name="MT3" style:family="text">
      <style:text-properties style:font-name="Arial" fo:font-size="8pt" fo:font-weight="bold" style:font-size-asian="8pt" style:font-weight-asian="bold" style:font-name-complex="Arial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Frame">
      <style:graphic-properties style:wrap="none" style:vertical-pos="top" style:vertical-rel="baseline" style:horizontal-pos="center" style:horizontal-rel="paragraph-content" style:flow-with-text="true"/>
    </style:style>
    <style:style style:name="M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6cm" fo:margin-bottom="0.6cm" fo:margin-left="2cm" fo:margin-right="2cm" fo:background-color="transparent" style:writing-mode="lr-tb" style:layout-grid-color="#c0c0c0" style:layout-grid-lines="45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none" fo:padding="0cm" style:shadow="none" fo:background-color="transparent" style:dynamic-spacing="false">
          <style:background-image/>
        </style:header-footer-properties>
      </style:header-style>
      <style:footer-style>
        <style:header-footer-properties fo:min-height="0.6cm" fo:margin-left="0cm" fo:margin-right="0cm" fo:margin-top="0.499cm" fo:border-top="none" fo:border-bottom="1.11pt double #000000" fo:border-left="1.11pt double #000000" fo:border-right="1.11pt double #000000" style:border-line-width-bottom="0.039cm 0.039cm 0.039cm" style:border-line-width-left="0.039cm 0.039cm 0.039cm" style:border-line-width-right="0.039cm 0.039cm 0.039cm" fo:padding="0.049cm" style:shadow="none" fo:background-color="#e6e6e6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0.6cm" fo:margin-bottom="0.4cm" fo:margin-left="2.501cm" fo:margin-right="2.501cm" style:writing-mode="lr-tb" style:layout-grid-color="#c0c0c0" style:layout-grid-lines="3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401cm" fo:margin-left="0cm" fo:margin-right="0cm" fo:margin-bottom="1.302cm" style:dynamic-spacing="true"/>
      </style:header-style>
      <style:footer-style>
        <style:header-footer-properties fo:min-height="1.6cm" fo:margin-left="0cm" fo:margin-right="0cm" fo:margin-top="1.501cm" style:dynamic-spacing="true"/>
      </style:footer-style>
    </style:page-layout>
    <style:page-layout style:name="Mpm4">
      <style:page-layout-properties fo:page-width="20.999cm" fo:page-height="29.699cm" style:num-format="1" style:print-orientation="portrait" fo:margin-top="0.6cm" fo:margin-bottom="0.4cm" fo:margin-left="2cm" fo:margin-right="2cm" style:writing-mode="lr-tb" style:layout-grid-color="#c0c0c0" style:layout-grid-lines="45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901cm" fo:margin-left="0cm" fo:margin-right="0cm" fo:margin-bottom="1.803cm" style:dynamic-spacing="true"/>
      </style:header-style>
      <style:footer-style>
        <style:header-footer-properties fo:min-height="2.101cm" fo:margin-left="0cm" fo:margin-right="0cm" fo:margin-top="2.002cm" style:dynamic-spacing="true"/>
      </style:footer-style>
    </style:page-layout>
  </office:automatic-styles>
  <office:master-styles>
    <style:master-page style:name="Standard" style:page-layout-name="Mpm1">
      <style:header>
        <table:table table:name="Taula2" table:style-name="Taula2">
          <table:table-column table:style-name="Taula2.A"/>
          <table:table-column table:style-name="Taula2.B"/>
          <table:table-column table:style-name="Taula2.C"/>
          <table:table-row table:style-name="Taula2.1">
            <table:table-cell table:style-name="Taula2.A1" office:value-type="string">
              <text:p text:style-name="MP1"><draw:frame draw:style-name="Mfr1" draw:name="Imatges2" text:anchor-type="as-char" svg:width="2.411cm" svg:height="1.905cm" draw:z-index="2"><draw:image xlink:href="Pictures/100000000000019D0000013EF0706DE0.jpg" xlink:type="simple" xlink:show="embed" xlink:actuate="onLoad"/></draw:frame></text:p>
            </table:table-cell>
            <table:table-cell table:style-name="Taula2.B1" office:value-type="string">
              <text:p text:style-name="Header"><draw:frame draw:style-name="Mfr2" draw:name="Marc1" text:anchor-type="as-char" svg:width="8.511cm" draw:z-index="5"><draw:text-box fo:min-height="2.099cm"><table:table table:name="Taula3" table:style-name="Taula3"><table:table-column table:style-name="Taula3.A"/><table:table-column table:style-name="Taula3.B"/><table:table-column table:style-name="Taula3.C"/><table:table-row table:style-name="Taula3.1"><table:table-cell table:style-name="Taula3.A1" table:number-columns-spanned="2" office:value-type="string"><text:p text:style-name="MP2">Alumne/a:</text:p></table:table-cell><table:covered-table-cell/><table:table-cell table:style-name="Taula3.C1" office:value-type="string"><text:p text:style-name="MP3">Qualificació</text:p></table:table-cell></table:table-row><table:table-row table:style-name="Taula3.1"><table:table-cell table:style-name="Taula3.A2" office:value-type="string"><text:p text:style-name="MP4">Prova: Examen part 2. Servidor de DNS. </text:p></table:table-cell><table:table-cell table:style-name="Taula3.A2" office:value-type="string"><text:p text:style-name="MP4">Data: 04/11/13</text:p></table:table-cell><table:table-cell table:style-name="Taula3.C2" table:number-rows-spanned="2" office:value-type="string"><text:p text:style-name="MP5"/></table:table-cell></table:table-row><table:table-row table:style-name="Taula3.1"><table:table-cell table:style-name="Taula3.A2" office:value-type="string"><text:p text:style-name="MP4">Crèdit / Matèria: M7 UF1</text:p></table:table-cell><table:table-cell table:style-name="Taula3.A2" office:value-type="string"><text:p text:style-name="MP2">Grup: IC10-2</text:p></table:table-cell><table:covered-table-cell/></table:table-row></table:table></draw:text-box></draw:frame></text:p>
            </table:table-cell>
            <table:table-cell>
              <table:table table:is-sub-table="true">
                <table:table-column table:style-name="Taula2.C"/>
                <table:table-row table:style-name="Taula2.C1.1">
                  <table:table-cell table:style-name="Taula2.C1.1.1" office:value-type="string">
                    <text:p text:style-name="MP6">Revisió</text:p>
                  </table:table-cell>
                </table:table-row>
                <table:table-row table:style-name="Taula2.C1.2">
                  <table:table-cell table:style-name="Taula2.C1.1.2" office:value-type="string">
                    <text:p text:style-name="MP7">'001</text:p>
                  </table:table-cell>
                </table:table-row>
              </table:table>
            </table:table-cell>
          </table:table-row>
        </table:table>
        <text:p text:style-name="MP8"/>
      </style:header>
      <style:footer>
        <text:p text:style-name="MP9"><text:span text:style-name="MT1"><text:tab/></text:span><text:span text:style-name="MT2"><text:file-name text:display="name">M7UF1ExamenPartII</text:file-name></text:span><text:span text:style-name="MT2"><text:tab/>Pàgina </text:span><text:span text:style-name="MT2"><text:page-number text:select-page="current">1</text:page-number></text:span><text:span text:style-name="MT2"> de </text:span><text:span text:style-name="MT2"><text:page-count>3</text:page-count></text:span></text:p>
      </style:footer>
    </style:master-page>
    <style:master-page style:name="HTML" style:page-layout-name="Mpm2"/>
    <style:master-page style:name="Convert_20_1" style:display-name="Convert 1" style:page-layout-name="Mpm3">
      <style:header>
        <table:table table:name="Table29" table:style-name="Table29">
          <table:table-column table:style-name="Table29.A"/>
          <table:table-column table:style-name="Table29.B"/>
          <table:table-column table:style-name="Table29.C"/>
          <table:table-row table:style-name="Table29.1">
            <table:table-cell table:style-name="Table29.A1" office:value-type="string">
              <text:p text:style-name="MP1"><draw:frame draw:style-name="Mfr3" draw:name="graphics4" text:anchor-type="as-char" svg:width="2.411cm" svg:height="1.905cm" draw:z-index="0"><draw:image xlink:href="Pictures/100000000000019D0000013EF0706DE0.jpg" xlink:type="simple" xlink:show="embed" xlink:actuate="onLoad"/></draw:frame></text:p>
            </table:table-cell>
            <table:table-cell table:style-name="Table29.B1" office:value-type="string">
              <text:p text:style-name="MP5">C.30 DESENVOLUPAR L’ENSENYAMENT-APRENENTATGE</text:p>
            </table:table-cell>
            <table:table-cell>
              <table:table table:is-sub-table="true">
                <table:table-column table:style-name="Table29.C"/>
                <table:table-row table:style-name="Table29.C1.1">
                  <table:table-cell table:style-name="Table29.C1.1.1" office:value-type="string">
                    <text:p text:style-name="MP6">Revisió</text:p>
                  </table:table-cell>
                </table:table-row>
                <table:table-row table:style-name="Table29.C1.2">
                  <table:table-cell table:style-name="Table29.C1.1.2" office:value-type="string">
                    <text:p text:style-name="MP7">001</text:p>
                  </table:table-cell>
                </table:table-row>
              </table:table>
            </table:table-cell>
          </table:table-row>
        </table:table>
        <text:p text:style-name="Header"/>
      </style:header>
      <style:footer>
        <table:table table:name="Table28" table:style-name="Table28">
          <table:table-column table:style-name="Table28.A"/>
          <table:table-column table:style-name="Table28.B"/>
          <table:table-column table:style-name="Table28.C"/>
          <table:table-row table:style-name="Table28.1">
            <table:table-cell table:style-name="Table28.A1" office:value-type="string">
              <text:p text:style-name="MP10"><draw:frame draw:style-name="Mfr4" draw:name="graphics3" text:anchor-type="char" svg:x="-0.062cm" svg:y="-1.166cm" svg:width="0.596cm" svg:height="0.596cm" draw:z-index="0"><draw:image xlink:href="Pictures/100000000000019200000192A250D7F4.jpg" xlink:type="simple" xlink:show="embed" xlink:actuate="onLoad"/></draw:frame></text:p>
            </table:table-cell>
            <table:table-cell table:style-name="Table28.B1" office:value-type="string">
              <text:p text:style-name="MP11">PR_C.30 Mapa del procés C.30</text:p>
            </table:table-cell>
            <table:table-cell table:style-name="Table28.C1" office:value-type="string">
              <text:p text:style-name="MP12"><text:span text:style-name="MT3">Pàg. </text:span><text:span text:style-name="Page_20_Number"><text:span text:style-name="MT3"><text:page-number text:select-page="current"/></text:span></text:span><text:span text:style-name="Page_20_Number"><text:span text:style-name="MT3">/</text:span></text:span><text:span text:style-name="Page_20_Number"><text:span text:style-name="MT3"><text:page-count style:num-format="1">3</text:page-count></text:span></text:span></text:p>
            </table:table-cell>
          </table:table-row>
        </table:table>
        <text:p text:style-name="Footnote"/>
      </style:footer>
    </style:master-page>
    <style:master-page style:name="Convert_20_2" style:display-name="Convert 2" style:page-layout-name="Mpm4">
      <style:header>
        <table:table table:name="Table31" table:style-name="Table31">
          <table:table-column table:style-name="Table31.A"/>
          <table:table-column table:style-name="Table31.B"/>
          <table:table-column table:style-name="Table31.C"/>
          <table:table-row table:style-name="Table31.1">
            <table:table-cell table:style-name="Table31.A1" office:value-type="string">
              <text:p text:style-name="MP1"><draw:frame draw:style-name="Mfr3" draw:name="graphics6" text:anchor-type="as-char" svg:width="2.411cm" svg:height="1.905cm" draw:z-index="0"><draw:image xlink:href="Pictures/100000000000019D0000013EF0706DE0.jpg" xlink:type="simple" xlink:show="embed" xlink:actuate="onLoad"/></draw:frame></text:p>
            </table:table-cell>
            <table:table-cell table:style-name="Table31.B1" office:value-type="string">
              <text:p text:style-name="MP5">C.30 MAPA DEL PROCÉS C.30</text:p>
            </table:table-cell>
            <table:table-cell>
              <table:table table:is-sub-table="true">
                <table:table-column table:style-name="Table31.C"/>
                <table:table-row table:style-name="Table31.C1.1">
                  <table:table-cell table:style-name="Table31.C1.1.1" office:value-type="string">
                    <text:p text:style-name="MP6">Revisió</text:p>
                  </table:table-cell>
                </table:table-row>
                <table:table-row table:style-name="Table31.C1.2">
                  <table:table-cell table:style-name="Table31.C1.1.2" office:value-type="string">
                    <text:p text:style-name="MP7">001</text:p>
                  </table:table-cell>
                </table:table-row>
              </table:table>
            </table:table-cell>
          </table:table-row>
        </table:table>
        <text:p text:style-name="Header"/>
      </style:header>
      <style:footer>
        <table:table table:name="Table30" table:style-name="Table30">
          <table:table-column table:style-name="Table30.A"/>
          <table:table-column table:style-name="Table30.B"/>
          <table:table-column table:style-name="Table30.C"/>
          <table:table-row table:style-name="Table30.1">
            <table:table-cell table:style-name="Table30.A1" office:value-type="string">
              <text:p text:style-name="MP10"><draw:frame draw:style-name="Mfr4" draw:name="graphics5" text:anchor-type="char" svg:x="-0.062cm" svg:y="-1.166cm" svg:width="0.596cm" svg:height="0.596cm" draw:z-index="0"><draw:image xlink:href="Pictures/100000000000019200000192A250D7F4.jpg" xlink:type="simple" xlink:show="embed" xlink:actuate="onLoad"/></draw:frame></text:p>
            </table:table-cell>
            <table:table-cell table:style-name="Table30.B1" office:value-type="string">
              <text:p text:style-name="MP11">PR_C.30 Mapa del pocés C.30</text:p>
            </table:table-cell>
            <table:table-cell table:style-name="Table30.C1" office:value-type="string">
              <text:p text:style-name="MP12"><text:span text:style-name="MT3">Pàg. </text:span><text:span text:style-name="Page_20_Number"><text:span text:style-name="MT3"><text:page-number text:select-page="current"/></text:span></text:span><text:span text:style-name="Page_20_Number"><text:span text:style-name="MT3">/</text:span></text:span><text:span text:style-name="Page_20_Number"><text:span text:style-name="MT3"><text:page-count style:num-format="1">3</text:page-count></text:span></text:span></text:p>
            </table:table-cell>
          </table:table-row>
        </table:table>
        <text:p text:style-name="Footnote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403</meta:generator>
    <dc:title>TÍTOL DEL DOCUMENT (Fitxer/Propietats/Descripció)</dc:title>
    <meta:creation-date>2012-10-24T14:44:26.14</meta:creation-date>
    <dc:language>es-ES</dc:language>
    <meta:editing-cycles>30</meta:editing-cycles>
    <meta:editing-duration>PT7H9M1S</meta:editing-duration>
    <dc:date>2013-11-03T20:16:45</dc:date>
    <dc:creator>Gerard Ballabriga</dc:creator>
    <meta:document-statistic meta:table-count="6" meta:image-count="5" meta:object-count="0" meta:page-count="3" meta:paragraph-count="61" meta:word-count="643" meta:character-count="3783" meta:non-whitespace-character-count="3190"/>
    <meta:user-defined meta:name="Info 1"/>
    <meta:user-defined meta:name="Info 2"/>
    <meta:user-defined meta:name="Info 3"/>
    <meta:user-defined meta:name="Info 4"/>
  </office:meta>
</office:document-meta>
</file>